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 : TP 9 : Détection de contours par approches du premier ordre</text:p>
      <text:p text:style-name="Standard"/>
      <text:p text:style-name="Standard">binôme : Benjamin Ruytoor et Aurore Allart</text:p>
      <text:p text:style-name="Standard">date : 22 mars 2013</text:p>
      <text:p text:style-name="Standard"/>
      <text:p text:style-name="Standard">Introduction</text:p>
      <text:p text:style-name="Standard"/>
      <text:list xml:id="list34458380" text:style-name="L1">
        <text:list-item>
          <text:p text:style-name="P1">Seuillage de la norme d'un gradient</text:p>
        </text:list-item>
        <text:list-item>
          <text:p text:style-name="P1">Détection des maxima locaux</text:p>
        </text:list-item>
        <text:list-item>
          <text:p text:style-name="P1">Seuillage des maxima locaux par hystérésis</text:p>
        </text:list-item>
      </text:list>
      <text:p text:style-name="Standard"/>
      <text:p text:style-name="Standard">Conclusio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14:29:32.56</meta:creation-date>
    <dc:date>2013-03-22T14:32:07.29</dc:date>
    <meta:editing-duration>P0D</meta:editing-duration>
    <meta:editing-cycles>1</meta:editing-cycles>
    <meta:document-statistic meta:table-count="0" meta:image-count="0" meta:object-count="0" meta:page-count="1" meta:paragraph-count="8" meta:word-count="46" meta:character-count="257" meta:non-whitespace-character-count="222"/>
    <meta:generator>LibreOffice/3.5$Windows_x86 LibreOffice_project/3215f89-f603614-ab984f2-7348103-1225a5b</meta:generator>
  </office:meta>
</office:document-meta>
</file>